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language="en" fo:country="US" style:font-name-asian="Noto Sans CJK SC" style:font-name-complex="Noto Sans Devanagari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6.2988in" svg:height="3.5429in" svg:x="1.9472in" svg:y="0.5512in">
            <draw:object draw:notify-on-update-of-ranges="Tabelle1.A4:Tabelle1.A10 Tabelle1.B4:Tabelle1.B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ara</text:p>
          </table:table-cell>
          <table:table-cell table:style-name="ce3" office:value-type="float" office:value="147125" calcext:value-type="float">
            <text:p>14712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32870" calcext:value-type="float">
            <text:p>13287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6797" calcext:value-type="float">
            <text:p>8679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37823" calcext:value-type="float">
            <text:p>37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6:08:37.96016065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0:56:32.795000000</meta:creation-date>
    <dc:date>2024-04-03T16:27:31.584804438</dc:date>
    <meta:editing-duration>PT1H39M10S</meta:editing-duration>
    <meta:editing-cycles>5</meta:editing-cycles>
    <meta:generator>LibreOffice/7.6.5.2$Linux_X86_64 LibreOffice_project/60$Build-2</meta:generator>
    <meta:document-statistic meta:table-count="1" meta:cell-count="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10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Tabelle1.A4:Tabelle1.B10" svg:x="0.32cm" svg:y="0.18cm" svg:width="11.264cm" svg:height="8.64cm">
          <chart:coordinate-region svg:x="1.682cm" svg:y="0.379cm" svg:width="9.5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B4:Tabelle1.B10" chart:class="chart:scatter">
            <chart:domain table:cell-range-address="Tabelle1.A4:Tabelle1.A10"/>
            <chart:regression-curve chart:style-name="ch8">
              <chart:equation chart:display-equation="true" chart:display-r-square="true" svg:x="7.07cm" svg:y="6.505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00">
                <text:p>1100</text:p>
                <draw:g>
                  <svg:desc>Tabelle1.A4:Tabelle1.A10</svg:desc>
                </draw:g>
              </table:table-cell>
              <table:table-cell office:value-type="float" office:value="132870">
                <text:p>132870</text:p>
                <draw:g>
                  <svg:desc>Tabelle1.B4:Tabelle1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0">
                <text:p>2300</text:p>
              </table:table-cell>
              <table:table-cell office:value-type="float" office:value="86797">
                <text:p>867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0">
                <text:p>3800</text:p>
              </table:table-cell>
              <table:table-cell office:value-type="float" office:value="37823">
                <text:p>37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